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QUISPE, LORENZ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400770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2812689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DEBE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 QUISPE, LORENZ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00770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UTTA ASIN, CIRCUNCISION LIVI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395738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6/08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5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7 - Trans. Aer. Caja Pollo Criollo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400</text:p>
            <text:p text:style-name="P12"/>
          </table:table-cell>
        </table:table-row>
        <table:table-row>
          <table:table-cell table:style-name="Tableau1.A2" office:value-type="string">
            <text:p text:style-name="P12">008 - Trans. Aer. Caja Pollo Fr Rojo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15</text:p>
          </table:table-cell>
          <table:table-cell table:style-name="Tableau1.D2" office:value-type="string">
            <text:p text:style-name="P13">600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25</text:p>
          </table:table-cell>
          <table:table-cell table:style-name="Tableau1.D2" office:value-type="string">
            <text:p text:style-name="P13">25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5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MONICA CABELLOS</text:p>
          </table:table-cell>
          <table:table-cell table:style-name="Tabla3.A2" office:value-type="string">
            <text:p text:style-name="P21">CRIOLLOS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>MONICA CABELLOS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5T21:55:4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